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" style:list-style-name="L1"/>
    <style:style style:name="P8" style:family="paragraph" style:parent-style-name="Heading" style:list-style-name="L1">
      <style:text-properties officeooo:paragraph-rsid="001bf997"/>
    </style:style>
    <style:style style:name="P9" style:family="paragraph" style:parent-style-name="Heading" style:list-style-name="L1">
      <style:text-properties officeooo:rsid="000652db" officeooo:paragraph-rsid="000652db"/>
    </style:style>
    <style:style style:name="P10" style:family="paragraph" style:parent-style-name="Heading" style:list-style-name="L1">
      <style:text-properties officeooo:rsid="000652db" officeooo:paragraph-rsid="0013f08e"/>
    </style:style>
    <style:style style:name="T1" style:family="text">
      <style:text-properties officeooo:rsid="00101c55"/>
    </style:style>
    <style:style style:name="T2" style:family="text">
      <style:text-properties officeooo:rsid="001089b8"/>
    </style:style>
    <style:style style:name="T3" style:family="text">
      <style:text-properties officeooo:rsid="0013f08e"/>
    </style:style>
    <style:style style:name="T4" style:family="text">
      <style:text-properties officeooo:rsid="0014e6fc"/>
    </style:style>
    <style:style style:name="T5" style:family="text">
      <style:text-properties officeooo:rsid="001bf9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3"><text:text-input text:description="&lt;o.partner_id.title.name&gt;">&lt;o.partner_id.title.name&gt;</text:text-input>, vous avez rendez-vous à la Clinique de la Baie des Citrons :</text:p>
      <text:p text:style-name="P3"/>
      <text:list xml:id="list593241597387544957" text:style-name="L1">
        <text:list-item>
          <text:p text:style-name="P9"><text:text-input text:description="&lt;if test=&quot;o.preop_meeting_id&quot;&gt;">&lt;if test="o.preop_meeting_id&gt;</text:text-input> <text:span text:style-name="T1">Pour le rendez vous pre-opératoire:<text:line-break/>le: </text:span><text:text-input text:description="&lt;only_time3()&gt;">&lt;only_time3()&gt;
</text:text-input><text:span text:style-name="T2">au cabinet, ancre de marine, baie de l'orphelinat.</text:span><text:span text:style-name="T2"><text:text-input text:description="&lt;/if&gt;">&lt;/if&gt;</text:text-input></text:span></text:p>
        </text:list-item>
        <text:list-item>
          <text:p text:style-name="P8">Pour la consultation d'anesthésie<text:span text:style-name="T5">:<text:line-break/></text:span>le : <text:text-input text:description="&lt;only_time2()&gt;">&lt;only_time2()&gt;</text:text-input><text:line-break/>à la Clinique de la Baie des Citrons<text:line-break/>En cas d'empêchement merci de prévenir dès que possible au : 26 08 56</text:p>
        </text:list-item>
        <text:list-item>
          <text:p text:style-name="P7">Pour la chirurgie le: <text:text-input text:description="&lt;o.bloc_agenda_id.wd&gt;">&lt;o.bloc_agenda_id.wd&gt;</text:text-input> à <text:text-input text:description="&lt;o.notification_time&gt;">&lt;o.notification_time&gt;</text:text-input><text:line-break/>à jeun depuis 1h du matin<text:line-break/>à la Clinique de la Baie des Citrons.</text:p>
        </text:list-item>
        <text:list-item>
          <text:p text:style-name="P10"><text:span text:style-name="T4"><text:text-input text:description="&lt;if test=&quot;o.po_meeting_id&quot;&gt;">&lt;if test="o.po_meeting_id&gt;</text:text-input></text:span> 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7-10T21:22:27.270461668</dc:date>
    <meta:editing-duration>PT6H58M31S</meta:editing-duration>
    <meta:editing-cycles>105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13" meta:word-count="155" meta:character-count="872" meta:non-whitespace-character-count="775"/>
  </office:meta>
</office:document-meta>
</file>